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3125in"/>
    </style:style>
    <style:style style:name="co3" style:family="table-column">
      <style:table-column-properties fo:break-before="auto" style:column-width="1.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1" table:default-cell-style-name="ce15" table:number-columns-repeated="250"/>
        <table:table-row table:style-name="ro2">
          <table:table-cell table:style-name="ce21" table:number-columns-spanned="1" table:number-rows-spanned="2" office:value-type="string">
            <text:p>Category</text:p>
          </table:table-cell>
          <table:table-cell table:style-name="ce21" table:number-columns-spanned="4" table:number-rows-spanned="1" office:value-type="string">
            <text:p>Disposition</text:p>
          </table:table-cell>
          <table:covered-table-cell table:number-columns-repeated="3"/>
          <table:table-cell table:style-name="ce21" table:number-columns-spanned="1" table:number-rows-spanned="2" office:value-type="string">
            <text:p>Total</text:p>
          </table:table-cell>
        </table:table-row>
        <table:table-row table:style-name="ro2">
          <table:covered-table-cell/>
          <table:table-cell table:style-name="ce21" office:value-type="string">
            <text:p>Sustained</text:p>
          </table:table-cell>
          <table:table-cell table:style-name="ce21" office:value-type="string">
            <text:p>Not Sustained</text:p>
          </table:table-cell>
          <table:table-cell table:style-name="ce21" office:value-type="string">
            <text:p>Exonerated</text:p>
          </table:table-cell>
          <table:table-cell table:style-name="ce21" office:value-type="string">
            <text:p>Unfounded</text:p>
          </table:table-cell>
          <table:covered-table-cell/>
        </table:table-row>
        <table:table-row table:style-name="ro2">
          <table:table-cell table:style-name="ce21" office:value-type="string">
            <text:p>Accidental ECD Dischar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imal Cruelty/AC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amage Proper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estroy Eviden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cessive Use of For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il to Appear in Cou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il to Notif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il to Repor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Harassm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proper Arr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proper Investig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proper Release of Inform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proper Sto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nformant Fund Account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te Case Fi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oss of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y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isconduct/Inappropriate Behavi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ot Following Instruc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fficer Involved Shoot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fficer Conduct Inqui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perty/Eviden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Rude/Unprofessional Conduc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Unsatisfactory Work Performan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ehicle Polic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iolation of M4 Rifle Poli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iolation of Pursuit SO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number-columns-repeated="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